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justify"/>
    </style:style>
    <style:style style:name="P7" style:family="paragraph">
      <style:paragraph-properties fo:margin-top="0.4cm" fo:margin-bottom="0cm"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nts → Practitioners → Decision Makers → Response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Server Clus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4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</text:p>
                  </text:list-item>
                  <text:list-item>
                    <text:p>Global maker commun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>Climate, weather, extreme weather attribution, ...</text:p>
                  </text:list-item>
                </text:list>
              </text:list-item>
              <text:list-item>
                <text:p text:style-name="P6">Joined up</text:p>
                <text:list>
                  <text:list-item>
                    <text:p text:style-name="P7"><text:span text:style-name="T4">Cross domain discipline and practitioner</text:span> </text:p>
                  </text:list-item>
                </text:list>
              </text:list-item>
              <text:list-item>
                <text:p text:style-name="P6">Hardware systems and software solutions</text:p>
                <text:list>
                  <text:list-item>
                    <text:p text:style-name="P6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– technology 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pberry Pi, other low cost similar options</text:p>
                <text:list>
                  <text:list-item>
                    <text:p>Single board computer, microcontroller</text:p>
                  </text:list-item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5-20T23:15:59.704000000</dc:date>
    <meta:editing-duration>PT1H46M25S</meta:editing-duration>
    <meta:editing-cycles>26</meta:editing-cycles>
    <meta:generator>LibreOffice/24.2.5.2$Windows_X86_64 LibreOffice_project/bffef4ea93e59bebbeaf7f431bb02b1a39ee8a59</meta:generator>
    <meta:document-statistic meta:object-count="65"/>
  </office:meta>
</office:document-meta>
</file>